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2]; [.C2]-[.B2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3]; [.C3]-[.B3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2]+[.D3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4]; [.C4]-[.B4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5]; [.C5]-[.B5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formula="of:=[.D5]+[.D6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6]; [.C6]-[.B6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formula="of:=IF([.C7]; [.C7]-[.B7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8]; [.C8]-[.B8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formula="of:=IF([.C9]; [.C9]-[.B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]; [.C10]-[.B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]; [.C11]-[.B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]; [.C13]-[.B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]; [.C14]-[.B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]; [.C15]-[.B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]; [.C16]-[.B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]; [.C18]-[.B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]; [.C19]-[.B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]; [.C21]-[.B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]; [.C22]-[.B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4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07:24:35.71099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3T12:32:57.226353975</dc:date>
    <meta:editing-cycles>23</meta:editing-cycles>
    <meta:editing-duration>PT10H11M43S</meta:editing-duration>
    <meta:generator>LibreOffice/6.4.2.2$Linux_X86_64 LibreOffice_project/40$Build-2</meta:generator>
    <meta:document-statistic meta:table-count="1" meta:cell-count="398" meta:object-count="0"/>
  </office:meta>
</office:document-meta>
</file>